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a9cb"/>
    </style:style>
    <style:style style:name="P2" style:family="paragraph" style:parent-style-name="Standard">
      <style:text-properties fo:font-size="18pt" fo:font-weight="normal" officeooo:rsid="0000a9cb" officeooo:paragraph-rsid="0000a9cb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4" style:family="paragraph" style:parent-style-name="Standard">
      <style:text-properties fo:font-size="14pt" fo:font-weight="normal" officeooo:rsid="0000a9cb" officeooo:paragraph-rsid="0000a9c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style="normal" fo:font-weight="normal" officeooo:rsid="0000f242" officeooo:paragraph-rsid="0000f24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6pt" fo:font-style="italic" fo:font-weight="bold" officeooo:rsid="0000a9cb" officeooo:paragraph-rsid="0000a9cb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fo:font-size="15pt" fo:font-style="normal" fo:font-weight="bold" officeooo:rsid="0000a9cb" officeooo:paragraph-rsid="0000f242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font-style="normal" fo:font-weight="bold" officeooo:rsid="0000f242" officeooo:paragraph-rsid="0000f242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officeooo:paragraph-rsid="0000f2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style="normal" fo:font-weight="bold" style:font-size-asian="13.1000003814697pt" style:font-style-asian="normal" style:font-weight-asian="bold" style:font-size-complex="15pt" style:font-style-complex="normal" style:font-weight-complex="bold"/>
    </style:style>
    <style:style style:name="T3" style:family="text">
      <style:text-properties fo:font-size="15pt" fo:font-style="normal" fo:font-weight="bold" officeooo:rsid="0000a9cb" style:font-size-asian="13.1000003814697pt" style:font-style-asian="normal" style:font-weight-asian="bold" style:font-size-complex="15pt" style:font-style-complex="normal" style:font-weight-complex="bold"/>
    </style:style>
    <style:style style:name="T4" style:family="text">
      <style:text-properties fo:font-size="15pt" fo:font-style="normal" fo:font-weight="bold" officeooo:rsid="0000f242" style:font-size-asian="13.1000003814697pt" style:font-style-asian="normal" style:font-weight-asian="bold" style:font-size-complex="15pt" style:font-style-complex="normal" style:font-weight-complex="bold"/>
    </style:style>
    <style:style style:name="T5" style:family="text">
      <style:text-properties officeooo:rsid="0000f24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b5ffd7" loext:opacity="100%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 fo:font-weight="normal" officeooo:rsid="0000a9cb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0f242" style:font-size-asian="12.25pt" style:font-weight-asian="normal" style:font-size-complex="14pt" style:font-weight-complex="normal"/>
    </style:style>
    <style:style style:name="T12" style:family="text">
      <style:text-properties fo:color="#2a6099" loext:opacity="100%" fo:font-style="italic" style:text-underline-style="solid" style:text-underline-width="auto" style:text-underline-color="font-color" fo:font-weight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juntament de Maó</text:p>
      <text:p text:style-name="P3"/>
      <text:p text:style-name="P3"/>
      <text:p text:style-name="P3"/>
      <text:p text:style-name="P2">Matriculació oberta de l’escola municipal 2024 – 2025</text:p>
      <text:p text:style-name="P2"/>
      <text:p text:style-name="P2"/>
      <text:p text:style-name="P2"/>
      <text:p text:style-name="P4">Feim oficial la obertura del nou termini per a l’inscripció a l’escola municipal pel <text:span text:style-name="T1">curs 2024-2025</text:span>, en les nostres classes de ceràmica, música i dibuix.</text:p>
      <text:p text:style-name="P4"/>
      <text:p text:style-name="P4"/>
      <text:p text:style-name="P4"><text:span text:style-name="T1">Termini d’incripció:</text:span> </text:p>
      <text:p text:style-name="P4"/>
      <text:p text:style-name="P1"><text:span text:style-name="T10">- </text:span><text:span text:style-name="T11">De format telemàtica: </text:span>del 25 d'octubre al 3 de novembre de 2024, mitjançant  <text:a xlink:type="simple" xlink:href="https://www.carpetaciutadana.org/web/portal.aspx?Con=Conexion002" text:style-name="Internet_20_link" text:visited-style-name="Visited_20_Internet_20_Link"><text:span text:style-name="T12">www.carpetaciutadana.org</text:span></text:a></text:p>
      <text:p text:style-name="P4"/>
      <text:p text:style-name="P9"><text:span text:style-name="T10">- </text:span><text:span text:style-name="T11">De forma presencial (amb cita prèvia): </text:span>Els dies 29 i 30 d'octubre de 2024, a l'oficina de l'Escola, al Claustre del Carme.<text:span text:style-name="T11"> </text:span></text:p>
      <text:p text:style-name="P4"/>
      <text:p text:style-name="P4"/>
      <text:p text:style-name="P6">Informació:</text:p>
      <text:p text:style-name="P6"/>
      <text:p text:style-name="P1"><text:span text:style-name="T3">Lloc: </text:span>Claustre del Carme, 5. 1r pis</text:p>
      <text:p text:style-name="P9"><text:span text:style-name="T3">a/</text:span><text:span text:style-name="T4">e </text:span><text:span text:style-name="T8">escoles_municipals@ajmao.org</text:span></text:p>
      <text:p text:style-name="P1"><text:span text:style-name="T3">Tel. </text:span>971 36 20 21</text:p>
      <text:p text:style-name="P7">Maó <text:span text:style-name="T5">(07701)</text:span></text:p>
      <text:p text:style-name="P8"/>
      <text:p text:style-name="P7"/>
      <text:p text:style-name="P8">Horari:</text:p>
      <text:p text:style-name="P8"/>
      <text:p text:style-name="P5">Consultar horari <text:a xlink:type="simple" xlink:href="https://ajmao.org/WebEditor/Pagines/File//Escoles%20Municipals/2024/CURS_2024_25/matriculacions/HORARI_ASSIGNATURES_GRUPALS_2024_25.pdf" text:style-name="Internet_20_link" text:visited-style-name="Visited_20_Internet_20_Link">aquí</text:a>: (<text:a xlink:type="simple" xlink:href="https://ajmao.org/WebEditor/Pagines/File//Escoles%20Municipals/2024/CURS_2024_25/matriculacions/HORARI_ASSIGNATURES_GRUPALS_2024_25.pdf" text:style-name="Internet_20_link" text:visited-style-name="Visited_20_Internet_20_Link">https://ajmao.org/WebEditor/Pagines/File//Escoles%20Municipals/2024/CURS_2024_25/matriculacions/HORARI_ASSIGNATURES_GRUPALS_2024_25.pdf</text:a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9:18:57.676230719</meta:creation-date>
    <dc:date>2024-10-29T09:41:07.106392115</dc:date>
    <meta:editing-duration>PT8M13S</meta:editing-duration>
    <meta:editing-cycles>1</meta:editing-cycles>
    <meta:document-statistic meta:table-count="0" meta:image-count="0" meta:object-count="0" meta:page-count="1" meta:paragraph-count="13" meta:word-count="97" meta:character-count="745" meta:non-whitespace-character-count="657"/>
    <meta:generator>LibreOffice/24.2.6.2$Linux_X86_64 LibreOffice_project/420$Build-2</meta:generator>
  </office:meta>
</office:document-meta>
</file>